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dcff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textarea-horizontal-align="center" draw:textarea-vertical-align="top" fo:padding-top="-0.9cm" fo:padding-bottom="0cm" fo:padding-left="0cm" fo:padding-right="0cm"/>
    </style:style>
    <style:style style:name="gr5" style:family="graphic" style:parent-style-name="standard">
      <style:graphic-properties draw:marker-end="Arrow" draw:textarea-horizontal-align="right" draw:textarea-vertical-align="top" fo:padding-top="-0.87cm"/>
    </style:style>
    <style:style style:name="gr6" style:family="graphic" style:parent-style-name="standard">
      <style:graphic-properties draw:marker-end="Arrow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-color="#ccccff" draw:textarea-horizontal-align="center" draw:textarea-vertical-align="middle"/>
    </style:style>
    <style:style style:name="gr9" style:family="graphic" style:parent-style-name="standard">
      <style:graphic-properties draw:fill-color="#0084d1" draw:textarea-horizontal-align="center" draw:textarea-vertical-align="middle"/>
    </style:style>
    <style:style style:name="gr10" style:family="graphic" style:parent-style-name="standard">
      <style:graphic-properties draw:fill-color="#ff950e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top" fo:padding-top="-0.77cm"/>
    </style:style>
    <style:style style:name="gr12" style:family="graphic" style:parent-style-name="standard">
      <style:graphic-properties draw:textarea-horizontal-align="center" draw:textarea-vertical-align="middle" draw:fit-to-size="false" draw:fit-to-contour="false" fo:padding-top="0cm" fo:padding-bottom="0cm" fo:padding-left="0cm" fo:padding-right="0cm"/>
    </style:style>
    <style:style style:name="gr13" style:family="graphic" style:parent-style-name="standard">
      <style:graphic-properties draw:marker-end="Arrow" draw:marker-end-width="0.3cm" draw:textarea-horizontal-align="center" draw:textarea-vertical-align="top" draw:fit-to-contour="false" fo:padding-top="-0.8cm" fo:padding-bottom="0cm" fo:padding-left="1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4" draw:layer="layout" svg:width="6.5cm" svg:height="1.5cm" svg:x="11.858cm" svg:y="1.008cm">
          <text:p text:style-name="P1">Press controll button</text:p>
          <text:p text:style-name="P1"><text:span text:style-name="T1">$('.rest div.minusRest').click(function(){</text:span></text:p>
        </draw:rect>
        <draw:custom-shape draw:style-name="gr2" draw:text-style-name="P1" draw:id="id1" draw:layer="layout" svg:width="5.5cm" svg:height="2cm" svg:x="12.358cm" svg:y="3.246cm">
          <text:p text:style-name="P1">Interval is 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draw:id="id2" draw:layer="layout" svg:width="7.5cm" svg:height="2.5cm" svg:x="2.858cm" svg:y="5.008cm">
          <text:p text:style-name="P2"><text:span text:style-name="T2">//set up correction mode</text:span></text:p>
          <text:p text:style-name="P2"><text:span text:style-name="T2">correction = 1;</text:span><text:span text:style-name="T2"><text:tab/></text:span></text:p>
          <text:p text:style-name="P2"><text:span text:style-name="T2">secInt = 0;</text:span></text:p>
          <text:p text:style-name="P2"><text:span text:style-name="T2">clockObj = 0;</text:span></text:p>
          <text:p text:style-name="P2"><text:span text:style-name="T2">interval = false;</text:span></text:p>
        </draw:rect>
        <draw:connector draw:style-name="gr4" draw:text-style-name="P1" draw:layer="measurelines" svg:x1="12.358cm" svg:y1="4.245cm" svg:x2="6.608cm" svg:y2="5.008cm" draw:start-shape="id1" draw:start-glue-point="5" draw:end-shape="id2" draw:end-glue-point="0" svg:d="m12358 4245h-5750v763">
          <svg:title>tit</svg:title>
          <text:p text:style-name="P1">yes</text:p>
        </draw:connector>
        <draw:connector draw:style-name="gr5" draw:text-style-name="P1" draw:layer="measurelines" draw:line-skew="1.499cm" svg:x1="17.858cm" svg:y1="4.245cm" svg:x2="13.608cm" svg:y2="9.746cm" draw:start-shape="id1" draw:start-glue-point="7" draw:end-shape="id3" draw:end-glue-point="0" svg:d="m17858 4245h2000v3252h-6250v2249">
          <text:p text:style-name="P1">No</text:p>
        </draw:connector>
        <draw:connector draw:style-name="gr6" draw:text-style-name="P1" draw:layer="measurelines" svg:x1="6.608cm" svg:y1="7.508cm" svg:x2="13.608cm" svg:y2="9.746cm" draw:start-shape="id2" draw:start-glue-point="2" draw:end-shape="id3" draw:end-glue-point="0" svg:d="m6608 7508v1119h7000v1119">
          <text:p/>
        </draw:connector>
        <draw:connector draw:style-name="gr7" draw:text-style-name="P1" draw:layer="layout" draw:type="lines" svg:x1="15.108cm" svg:y1="2.508cm" svg:x2="15.107cm" svg:y2="3.246cm" draw:start-shape="id4" draw:start-glue-point="2" draw:end-shape="id1" draw:end-glue-point="4" svg:d="m15108 2508v500l-1-262v500">
          <text:p/>
        </draw:connector>
        <draw:rect draw:style-name="gr3" draw:text-style-name="P1" draw:id="id3" draw:layer="measurelines" svg:width="10.5cm" svg:height="2.5cm" svg:x="8.358cm" svg:y="9.746cm">
          <text:p text:style-name="P2"><text:tab/><text:tab/><text:span text:style-name="T1">$('.startInterval').css({'display':'inline'});</text:span></text:p>
          <text:p text:style-name="P2"><text:span text:style-name="T1"><text:tab/></text:span><text:span text:style-name="T1"><text:tab/></text:span><text:span text:style-name="T1">$('.stopInterval').css({'display':'none'});</text:span></text:p>
          <text:p text:style-name="P2"><text:span text:style-name="T1"><text:tab/></text:span><text:span text:style-name="T1"><text:tab/></text:span><text:span text:style-name="T1">//correction step</text:span><text:span text:style-name="T1"><text:tab/></text:span><text:span text:style-name="T1"><text:tab/></text:span><text:span text:style-name="T1"><text:tab/></text:span><text:span text:style-name="T1"><text:tab/></text:span></text:p>
          <text:p text:style-name="P2"><text:span text:style-name="T1"><text:tab/></text:span><text:span text:style-name="T1"><text:tab/></text:span><text:span text:style-name="T1">var step = 5;</text:span></text:p>
          <text:p text:style-name="P2"><text:span text:style-name="T1"><text:tab/></text:span><text:span text:style-name="T1"><text:tab/></text:span><text:span text:style-name="T1">var totalStep = 0;</text:span></text:p>
        </draw:rect>
        <draw:rect draw:style-name="gr8" draw:text-style-name="P3" draw:id="id7" draw:layer="layout" svg:width="3.5cm" svg:height="1cm" svg:x="11.858cm" svg:y="12.984cm">
          <text:p text:style-name="P1"><text:span text:style-name="T1">Fix current interval</text:span></text:p>
        </draw:rect>
        <draw:circle draw:style-name="gr9" draw:text-style-name="P1" draw:id="id8" draw:layer="layout" svg:width="1cm" svg:height="1cm" svg:x="16.858cm" svg:y="12.984cm">
          <text:p text:style-name="P1">1</text:p>
        </draw:circle>
        <draw:rect draw:style-name="gr3" draw:text-style-name="P4" draw:id="id9" draw:layer="layout" svg:width="9.5cm" svg:height="2.5cm" svg:x="8.858cm" svg:y="14.746cm">
          <text:p text:style-name="P2"><text:span text:style-name="T1"><text:tab/></text:span><text:span text:style-name="T1"><text:tab/></text:span><text:span text:style-name="T1">//graf</text:span></text:p>
          <text:p text:style-name="P2"><text:span text:style-name="T1"><text:tab/></text:span><text:span text:style-name="T1"><text:tab/></text:span><text:span text:style-name="T1">//start from the end.</text:span></text:p>
          <text:p text:style-name="P2"><text:span text:style-name="T1"><text:tab/></text:span><text:span text:style-name="T1"><text:tab/></text:span><text:span text:style-name="T1">HourStat.reverse();</text:span></text:p>
          <text:p text:style-name="P2"><text:span text:style-name="T1"><text:tab/></text:span><text:span text:style-name="T1"><text:tab/></text:span><text:span text:style-name="T1">//mark for stopping of an external loop</text:span><text:span text:style-name="T1"><text:tab/></text:span></text:p>
          <text:p text:style-name="P2"><text:span text:style-name="T1"><text:tab/></text:span><text:span text:style-name="T1"><text:tab/></text:span><text:span text:style-name="T1">var endBigLoop = 0;</text:span></text:p>
        </draw:rect>
        <draw:rect draw:style-name="gr10" draw:text-style-name="P3" draw:id="id5" draw:layer="layout" svg:width="5.5cm" svg:height="1cm" svg:x="10.858cm" svg:y="17.984cm">
          <text:p text:style-name="P1"><text:span text:style-name="T1">Big loop cycle </text:span></text:p>
          <text:p text:style-name="P1"><text:span text:style-name="T1">for ( var ii in HourStat )</text:span></text:p>
        </draw:rect>
        <draw:rect draw:style-name="gr3" draw:text-style-name="P4" draw:id="id6" draw:layer="layout" svg:width="8.5cm" svg:height="2cm" svg:x="9.358cm" svg:y="19.984cm">
          <text:p text:style-name="P2"><text:span text:style-name="T1">//position of the div to operate.</text:span></text:p>
          <text:p text:style-name="P2"><text:span text:style-name="T1">pos = parseInt(HourStat.length) - parseInt(ii) -1;</text:span></text:p>
        </draw:rect>
        <draw:connector draw:style-name="gr7" draw:text-style-name="P1" draw:layer="layout" draw:type="lines" svg:x1="13.608cm" svg:y1="18.984cm" svg:x2="13.608cm" svg:y2="19.984cm" draw:start-shape="id5" draw:start-glue-point="2" draw:end-shape="id6" svg:d="m13608 18984v500 0 500">
          <text:p/>
        </draw:connector>
        <draw:connector draw:style-name="gr7" draw:text-style-name="P1" draw:layer="layout" draw:type="lines" svg:x1="15.358cm" svg:y1="13.484cm" svg:x2="16.858cm" svg:y2="13.484cm" draw:start-shape="id7" draw:start-glue-point="1" draw:end-shape="id8" draw:end-glue-point="3" svg:d="m15358 13484h500 500 500">
          <text:p/>
        </draw:connector>
        <draw:connector draw:style-name="gr7" draw:text-style-name="P1" draw:layer="layout" draw:type="lines" svg:x1="13.608cm" svg:y1="13.984cm" svg:x2="13.608cm" svg:y2="14.746cm" draw:start-shape="id7" draw:start-glue-point="2" draw:end-shape="id9" draw:end-glue-point="0" svg:d="m13608 13984v500-238 500">
          <text:p/>
        </draw:connector>
        <draw:connector draw:style-name="gr7" draw:text-style-name="P1" draw:layer="layout" draw:type="lines" svg:x1="13.608cm" svg:y1="12.246cm" svg:x2="13.608cm" svg:y2="12.984cm" draw:start-shape="id3" draw:start-glue-point="2" draw:end-shape="id7" draw:end-glue-point="0" svg:d="m13608 12246v500-262 500">
          <text:p/>
        </draw:connector>
        <draw:connector draw:style-name="gr7" draw:text-style-name="P1" draw:layer="layout" draw:type="lines" svg:x1="13.608cm" svg:y1="17.246cm" svg:x2="13.608cm" svg:y2="17.984cm" draw:start-shape="id9" draw:start-glue-point="2" draw:end-shape="id5" draw:end-glue-point="0" svg:d="m13608 17246v500-262 500">
          <text:p/>
        </draw:connector>
        <draw:custom-shape draw:style-name="gr2" draw:text-style-name="P5" draw:id="id10" draw:layer="layout" svg:width="10.5cm" svg:height="2.5cm" svg:x="8.358cm" svg:y="22.746cm">
          <text:p text:style-name="P5"><text:span text:style-name="T3">HourStat[ii][(HourStat[ii].length -1)][1] == 'rest' </text:span><text:span text:style-name="T4">&amp;&amp;</text:span></text:p>
          <text:p text:style-name="P5"><text:span text:style-name="T3"><text:s/></text:span><text:span text:style-name="T3">HourStat[ii][(HourStat[ii].length -1)][0] !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type="lines" svg:x1="13.608cm" svg:y1="21.984cm" svg:x2="13.606cm" svg:y2="22.746cm" draw:start-shape="id6" draw:start-glue-point="2" draw:end-shape="id10" draw:end-glue-point="4" svg:d="m13608 21984v500l-2-238v500">
          <text:p/>
        </draw:connector>
        <draw:rect draw:style-name="gr3" draw:text-style-name="P3" draw:id="id11" draw:layer="layout" svg:width="11.5cm" svg:height="3cm" svg:x="0.858cm" svg:y="25.746cm">
          <text:p text:style-name="P2"><text:span text:style-name="T1">Creation of the new graff :</text:span></text:p>
          <text:p text:style-name="P2"><text:span text:style-name="T1">$('.graf:eq('+pos+')').append('&lt;div class="interval hourWork " &lt;/div&gt;');</text:span></text:p>
          <text:p text:style-name="P2"><text:span text:style-name="T1">Creation of the new interval for this graf:</text:span><text:span text:style-name="T1"><text:tab/></text:span><text:span text:style-name="T1"><text:tab/></text:span><text:span text:style-name="T1"><text:tab/></text:span><text:span text:style-name="T1"><text:tab/></text:span></text:p>
          <text:p text:style-name="P2"><text:span text:style-name="T1">HourStat[ii].push(new Array(0,'workTemp') );</text:span></text:p>
        </draw:rect>
        <draw:connector draw:style-name="gr11" draw:text-style-name="P1" draw:layer="layout" svg:x1="8.358cm" svg:y1="23.995cm" svg:x2="6.608cm" svg:y2="25.746cm" draw:start-shape="id10" draw:start-glue-point="5" draw:end-shape="id11" draw:end-glue-point="0" svg:d="m8358 23995h-1750v1751">
          <text:p>Yes</text:p>
        </draw:connector>
        <draw:rect draw:style-name="gr12" draw:text-style-name="P1" draw:id="id12" draw:layer="layout" svg:width="10cm" svg:height="2.5cm" svg:x="7.858cm" svg:y="29.746cm">
          <text:p text:style-name="P2"><text:span text:style-name="T1"><text:tab/></text:span><text:span text:style-name="T1">//temp array to store info of the workTemp.</text:span></text:p>
          <text:p text:style-name="P2"><text:span text:style-name="T1"><text:tab/></text:span><text:span text:style-name="T1">var workLastTemp = new Array(0,'workTemp');</text:span></text:p>
          <text:p text:style-name="P2"><text:span text:style-name="T1"><text:tab/></text:span><text:span text:style-name="T1">//start loop from the end.</text:span><text:span text:style-name="T1"><text:tab/></text:span><text:span text:style-name="T1"><text:tab/></text:span><text:span text:style-name="T1"><text:tab/></text:span></text:p>
          <text:p text:style-name="P2"><text:span text:style-name="T1"><text:tab/></text:span><text:span text:style-name="T1">HourStat[ii].reverse();</text:span><text:span text:style-name="T1"><text:tab/></text:span></text:p>
          <text:p text:style-name="P2"><text:span text:style-name="T1"><text:tab/></text:span><text:span text:style-name="T1">//mark for exiting the internal loop</text:span><text:span text:style-name="T1"><text:tab/></text:span><text:span text:style-name="T1"><text:tab/></text:span></text:p>
          <text:p text:style-name="P2"><text:span text:style-name="T1"><text:tab/></text:span><text:span text:style-name="T1">var endSmallLoop = 0;</text:span></text:p>
        </draw:rect>
        <draw:connector draw:style-name="gr7" draw:text-style-name="P1" draw:layer="layout" svg:x1="6.608cm" svg:y1="28.746cm" svg:x2="7.858cm" svg:y2="30.996cm" draw:start-shape="id11" draw:start-glue-point="2" draw:end-shape="id12" draw:end-glue-point="3" svg:d="m6608 28746v2250h1250">
          <text:p/>
        </draw:connector>
        <draw:connector draw:style-name="gr13" draw:text-style-name="P1" draw:layer="layout" draw:line-skew="1.999cm" svg:x1="18.858cm" svg:y1="23.995cm" svg:x2="17.858cm" svg:y2="30.996cm" draw:start-shape="id10" draw:start-glue-point="7" draw:end-shape="id12" svg:d="m18858 23995h2500v7001h-3500">
          <text:p text:style-name="P1">No</text:p>
        </draw:connector>
        <draw:rect draw:style-name="gr10" draw:text-style-name="P3" draw:id="id13" draw:layer="layout" svg:width="6cm" svg:height="1cm" svg:x="9.858cm" svg:y="33.246cm">
          <text:p text:style-name="P3"><text:span text:style-name="T1">var j in HourStat[ii]</text:span></text:p>
        </draw:rect>
        <draw:connector draw:style-name="gr7" draw:text-style-name="P1" draw:layer="layout" svg:x1="12.833cm" svg:y1="32.279cm" svg:x2="12.858cm" svg:y2="33.246cm" draw:end-shape="id13" svg:d="m12833 32279v234h25v7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46cm" fo:margin-bottom="1.008cm" fo:margin-left="0.358cm" fo:margin-right="0.78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sdf asdf</meta:initial-creator>
    <meta:creation-date>2009-07-06T21:21:07.06</meta:creation-date>
    <dc:date>2009-07-07T18:39:17.62</dc:date>
    <dc:creator>asdf asdf</dc:creator>
    <meta:editing-duration>PT01H56M49S</meta:editing-duration>
    <meta:editing-cycles>6</meta:editing-cycles>
    <meta:generator>OpenOffice.org/3.0$Win32 OpenOffice.org_project/300m15$Build-9379</meta:gener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